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utoff li</text:p>
          </table:table-cell>
          <table:table-cell office:value-type="string" calcext:value-type="string">
            <text:p>n genes total</text:p>
          </table:table-cell>
          <table:table-cell office:value-type="string" calcext:value-type="string">
            <text:p>n genes significant and posi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1009" calcext:value-type="float">
            <text:p>11009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0255" calcext:value-type="float">
            <text:p>1025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9932" calcext:value-type="float">
            <text:p>993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9720" calcext:value-type="float">
            <text:p>972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9544" calcext:value-type="float">
            <text:p>954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9380" calcext:value-type="float">
            <text:p>938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9215" calcext:value-type="float">
            <text:p>921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9044" calcext:value-type="float">
            <text:p>9044</text:p>
          </table:table-cell>
          <table:table-cell office:value-type="float" office:value="724" calcext:value-type="float">
            <text:p>724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cutoff dgrp</text:p>
          </table:table-cell>
          <table:table-cell office:value-type="string" calcext:value-type="string">
            <text:p>n genes total</text:p>
          </table:table-cell>
          <table:table-cell office:value-type="string" calcext:value-type="string">
            <text:p>n genes significant and posi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9" calcext:value-type="float">
            <text:p>11009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1009" calcext:value-type="float">
            <text:p>1100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009" calcext:value-type="float">
            <text:p>1100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1009" calcext:value-type="float">
            <text:p>1100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1009" calcext:value-type="float">
            <text:p>11009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009" calcext:value-type="float">
            <text:p>1100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1009" calcext:value-type="float">
            <text:p>1100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1009" calcext:value-type="float">
            <text:p>11009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kt standard</text:p>
          </table:table-cell>
          <table:table-cell office:value-type="float" office:value="11009" calcext:value-type="float">
            <text:p>11009</text:p>
          </table:table-cell>
          <table:table-cell/>
        </table:table-row>
      </table:table>
      <table:table table:name="FWW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<text:s text:c="5"/>mea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cutoff_origin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74545" calcext:value-type="float">
            <text:p>0.7874545</text:p>
          </table:table-cell>
          <table:table-cell office:value-type="float" office:value="748" calcext:value-type="float">
            <text:p>748</text:p>
          </table:table-cell>
          <table:table-cell office:value-type="float" office:value="0.1394733" calcext:value-type="float">
            <text:p>0.13947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68126" calcext:value-type="float">
            <text:p>0.7768126</text:p>
          </table:table-cell>
          <table:table-cell office:value-type="float" office:value="586" calcext:value-type="float">
            <text:p>586</text:p>
          </table:table-cell>
          <table:table-cell office:value-type="float" office:value="0.1375478" calcext:value-type="float">
            <text:p>0.1375478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99656" calcext:value-type="float">
            <text:p>0.8599656</text:p>
          </table:table-cell>
          <table:table-cell office:value-type="float" office:value="1042" calcext:value-type="float">
            <text:p>1042</text:p>
          </table:table-cell>
          <table:table-cell office:value-type="float" office:value="0.1227023" calcext:value-type="float">
            <text:p>0.1227023</text:p>
          </table:table-cell>
          <table:table-cell table:number-columns-repeated="2"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52582" calcext:value-type="float">
            <text:p>0.7752582</text:p>
          </table:table-cell>
          <table:table-cell office:value-type="float" office:value="557" calcext:value-type="float">
            <text:p>557</text:p>
          </table:table-cell>
          <table:table-cell office:value-type="float" office:value="0.1394259" calcext:value-type="float">
            <text:p>0.1394259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37824" calcext:value-type="float">
            <text:p>0.8637824</text:p>
          </table:table-cell>
          <table:table-cell office:value-type="float" office:value="867" calcext:value-type="float">
            <text:p>867</text:p>
          </table:table-cell>
          <table:table-cell office:value-type="float" office:value="0.1200368" calcext:value-type="float">
            <text:p>0.120036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53267" calcext:value-type="float">
            <text:p>0.8753267</text:p>
          </table:table-cell>
          <table:table-cell office:value-type="float" office:value="999" calcext:value-type="float">
            <text:p>999</text:p>
          </table:table-cell>
          <table:table-cell office:value-type="float" office:value="0.1191757" calcext:value-type="float">
            <text:p>0.1191757</text:p>
          </table:table-cell>
          <table:table-cell table:number-columns-repeated="2"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49976" calcext:value-type="float">
            <text:p>0.7749976</text:p>
          </table:table-cell>
          <table:table-cell office:value-type="float" office:value="522" calcext:value-type="float">
            <text:p>522</text:p>
          </table:table-cell>
          <table:table-cell office:value-type="float" office:value="0.1388051" calcext:value-type="float">
            <text:p>0.138805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13441" calcext:value-type="float">
            <text:p>0.8613441</text:p>
          </table:table-cell>
          <table:table-cell office:value-type="float" office:value="790" calcext:value-type="float">
            <text:p>790</text:p>
          </table:table-cell>
          <table:table-cell office:value-type="float" office:value="0.119508" calcext:value-type="float">
            <text:p>0.1195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70595" calcext:value-type="float">
            <text:p>0.8770595</text:p>
          </table:table-cell>
          <table:table-cell office:value-type="float" office:value="864" calcext:value-type="float">
            <text:p>864</text:p>
          </table:table-cell>
          <table:table-cell office:value-type="float" office:value="0.1160963" calcext:value-type="float">
            <text:p>0.116096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19466" calcext:value-type="float">
            <text:p>0.8819466</text:p>
          </table:table-cell>
          <table:table-cell office:value-type="float" office:value="932" calcext:value-type="float">
            <text:p>932</text:p>
          </table:table-cell>
          <table:table-cell office:value-type="float" office:value="0.1135079" calcext:value-type="float">
            <text:p>0.1135079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1775" calcext:value-type="float">
            <text:p>0.771775</text:p>
          </table:table-cell>
          <table:table-cell office:value-type="float" office:value="498" calcext:value-type="float">
            <text:p>498</text:p>
          </table:table-cell>
          <table:table-cell office:value-type="float" office:value="0.1403424" calcext:value-type="float">
            <text:p>0.1403424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615678" calcext:value-type="float">
            <text:p>0.8615678</text:p>
          </table:table-cell>
          <table:table-cell office:value-type="float" office:value="731" calcext:value-type="float">
            <text:p>731</text:p>
          </table:table-cell>
          <table:table-cell office:value-type="float" office:value="0.1200921" calcext:value-type="float">
            <text:p>0.12009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64267" calcext:value-type="float">
            <text:p>0.8764267</text:p>
          </table:table-cell>
          <table:table-cell office:value-type="float" office:value="790" calcext:value-type="float">
            <text:p>790</text:p>
          </table:table-cell>
          <table:table-cell office:value-type="float" office:value="0.1174312" calcext:value-type="float">
            <text:p>0.117431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48251" calcext:value-type="float">
            <text:p>0.8848251</text:p>
          </table:table-cell>
          <table:table-cell office:value-type="float" office:value="833" calcext:value-type="float">
            <text:p>833</text:p>
          </table:table-cell>
          <table:table-cell office:value-type="float" office:value="0.1126701" calcext:value-type="float">
            <text:p>0.11267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873772" calcext:value-type="float">
            <text:p>0.8873772</text:p>
          </table:table-cell>
          <table:table-cell office:value-type="float" office:value="884" calcext:value-type="float">
            <text:p>884</text:p>
          </table:table-cell>
          <table:table-cell office:value-type="float" office:value="0.1138177" calcext:value-type="float">
            <text:p>0.1138177</text:p>
          </table:table-cell>
          <table:table-cell table:number-columns-repeated="2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88211" calcext:value-type="float">
            <text:p>0.7688211</text:p>
          </table:table-cell>
          <table:table-cell office:value-type="float" office:value="481" calcext:value-type="float">
            <text:p>481</text:p>
          </table:table-cell>
          <table:table-cell office:value-type="float" office:value="0.140481" calcext:value-type="float">
            <text:p>0.140481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80402" calcext:value-type="float">
            <text:p>0.8580402</text:p>
          </table:table-cell>
          <table:table-cell office:value-type="float" office:value="690" calcext:value-type="float">
            <text:p>690</text:p>
          </table:table-cell>
          <table:table-cell office:value-type="float" office:value="0.1201908" calcext:value-type="float">
            <text:p>0.12019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74781" calcext:value-type="float">
            <text:p>0.874781</text:p>
          </table:table-cell>
          <table:table-cell office:value-type="float" office:value="736" calcext:value-type="float">
            <text:p>736</text:p>
          </table:table-cell>
          <table:table-cell office:value-type="float" office:value="0.1169086" calcext:value-type="float">
            <text:p>0.1169086</text:p>
          </table:table-cell>
          <table:table-cell office:value-type="float" office:value="0.075" calcext:value-type="float">
            <text:p>0.07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843695" calcext:value-type="float">
            <text:p>0.8843695</text:p>
          </table:table-cell>
          <table:table-cell office:value-type="float" office:value="763" calcext:value-type="float">
            <text:p>763</text:p>
          </table:table-cell>
          <table:table-cell office:value-type="float" office:value="0.111705" calcext:value-type="float">
            <text:p>0.1117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99005" calcext:value-type="float">
            <text:p>0.8899005</text:p>
          </table:table-cell>
          <table:table-cell office:value-type="float" office:value="777" calcext:value-type="float">
            <text:p>777</text:p>
          </table:table-cell>
          <table:table-cell office:value-type="float" office:value="0.1114061" calcext:value-type="float">
            <text:p>0.111406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00726" calcext:value-type="float">
            <text:p>0.8900726</text:p>
          </table:table-cell>
          <table:table-cell office:value-type="float" office:value="832" calcext:value-type="float">
            <text:p>832</text:p>
          </table:table-cell>
          <table:table-cell office:value-type="float" office:value="0.1125761" calcext:value-type="float">
            <text:p>0.1125761</text:p>
          </table:table-cell>
          <table:table-cell table:number-columns-repeated="2"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734598" calcext:value-type="float">
            <text:p>0.7734598</text:p>
          </table:table-cell>
          <table:table-cell office:value-type="float" office:value="463" calcext:value-type="float">
            <text:p>463</text:p>
          </table:table-cell>
          <table:table-cell office:value-type="float" office:value="0.1388502" calcext:value-type="float">
            <text:p>0.1388502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12206" calcext:value-type="float">
            <text:p>0.8612206</text:p>
          </table:table-cell>
          <table:table-cell office:value-type="float" office:value="644" calcext:value-type="float">
            <text:p>644</text:p>
          </table:table-cell>
          <table:table-cell office:value-type="float" office:value="0.118028" calcext:value-type="float">
            <text:p>0.118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763468" calcext:value-type="float">
            <text:p>0.8763468</text:p>
          </table:table-cell>
          <table:table-cell office:value-type="float" office:value="678" calcext:value-type="float">
            <text:p>678</text:p>
          </table:table-cell>
          <table:table-cell office:value-type="float" office:value="0.1150893" calcext:value-type="float">
            <text:p>0.1150893</text:p>
          </table:table-cell>
          <table:table-cell office:value-type="float" office:value="0.075" calcext:value-type="float">
            <text:p>0.075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865222" calcext:value-type="float">
            <text:p>0.8865222</text:p>
          </table:table-cell>
          <table:table-cell office:value-type="float" office:value="698" calcext:value-type="float">
            <text:p>698</text:p>
          </table:table-cell>
          <table:table-cell office:value-type="float" office:value="0.1099152" calcext:value-type="float">
            <text:p>0.10991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32691" calcext:value-type="float">
            <text:p>0.8932691</text:p>
          </table:table-cell>
          <table:table-cell office:value-type="float" office:value="702" calcext:value-type="float">
            <text:p>702</text:p>
          </table:table-cell>
          <table:table-cell office:value-type="float" office:value="0.1072727" calcext:value-type="float">
            <text:p>0.10727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973557" calcext:value-type="float">
            <text:p>0.8973557</text:p>
          </table:table-cell>
          <table:table-cell office:value-type="float" office:value="725" calcext:value-type="float">
            <text:p>725</text:p>
          </table:table-cell>
          <table:table-cell office:value-type="float" office:value="0.105557" calcext:value-type="float">
            <text:p>0.1055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0875" calcext:value-type="float">
            <text:p>0.900875</text:p>
          </table:table-cell>
          <table:table-cell office:value-type="float" office:value="778" calcext:value-type="float">
            <text:p>778</text:p>
          </table:table-cell>
          <table:table-cell office:value-type="float" office:value="0.1046273" calcext:value-type="float">
            <text:p>0.1046273</text:p>
          </table:table-cell>
          <table:table-cell table:number-columns-repeated="2"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71326" calcext:value-type="float">
            <text:p>0.771326</text:p>
          </table:table-cell>
          <table:table-cell office:value-type="float" office:value="443" calcext:value-type="float">
            <text:p>443</text:p>
          </table:table-cell>
          <table:table-cell office:value-type="float" office:value="0.1404245" calcext:value-type="float">
            <text:p>0.1404245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04063" calcext:value-type="float">
            <text:p>0.8604063</text:p>
          </table:table-cell>
          <table:table-cell office:value-type="float" office:value="597" calcext:value-type="float">
            <text:p>597</text:p>
          </table:table-cell>
          <table:table-cell office:value-type="float" office:value="0.1188139" calcext:value-type="float">
            <text:p>0.11881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47133" calcext:value-type="float">
            <text:p>0.8747133</text:p>
          </table:table-cell>
          <table:table-cell office:value-type="float" office:value="623" calcext:value-type="float">
            <text:p>623</text:p>
          </table:table-cell>
          <table:table-cell office:value-type="float" office:value="0.1169927" calcext:value-type="float">
            <text:p>0.11699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856179" calcext:value-type="float">
            <text:p>0.8856179</text:p>
          </table:table-cell>
          <table:table-cell office:value-type="float" office:value="639" calcext:value-type="float">
            <text:p>639</text:p>
          </table:table-cell>
          <table:table-cell office:value-type="float" office:value="0.1108491" calcext:value-type="float">
            <text:p>0.11084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914252" calcext:value-type="float">
            <text:p>0.8914252</text:p>
          </table:table-cell>
          <table:table-cell office:value-type="float" office:value="641" calcext:value-type="float">
            <text:p>641</text:p>
          </table:table-cell>
          <table:table-cell office:value-type="float" office:value="0.1095994" calcext:value-type="float">
            <text:p>0.1095994</text:p>
          </table:table-cell>
          <table:table-cell office:value-type="float" office:value="0.175" calcext:value-type="float">
            <text:p>0.17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953284" calcext:value-type="float">
            <text:p>0.8953284</text:p>
          </table:table-cell>
          <table:table-cell office:value-type="float" office:value="656" calcext:value-type="float">
            <text:p>656</text:p>
          </table:table-cell>
          <table:table-cell office:value-type="float" office:value="0.1088279" calcext:value-type="float">
            <text:p>0.1088279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02149" calcext:value-type="float">
            <text:p>0.902149</text:p>
          </table:table-cell>
          <table:table-cell office:value-type="float" office:value="683" calcext:value-type="float">
            <text:p>683</text:p>
          </table:table-cell>
          <table:table-cell office:value-type="float" office:value="0.104821" calcext:value-type="float">
            <text:p>0.104821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40013" calcext:value-type="float">
            <text:p>0.9040013</text:p>
          </table:table-cell>
          <table:table-cell office:value-type="float" office:value="724" calcext:value-type="float">
            <text:p>724</text:p>
          </table:table-cell>
          <table:table-cell office:value-type="float" office:value="0.1049366" calcext:value-type="float">
            <text:p>0.1049366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/>
        </table:table-row>
      </table:table>
      <table:table table:name="DGRP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 text:c="5"/>mea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8"/>sd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cutoff_origin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74545" calcext:value-type="float">
            <text:p>0.7874545</text:p>
          </table:table-cell>
          <table:table-cell office:value-type="float" office:value="748" calcext:value-type="float">
            <text:p>748</text:p>
          </table:table-cell>
          <table:table-cell office:value-type="float" office:value="0.1394733" calcext:value-type="float">
            <text:p>0.13947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83286" calcext:value-type="float">
            <text:p>0.7883286</text:p>
          </table:table-cell>
          <table:table-cell office:value-type="float" office:value="736" calcext:value-type="float">
            <text:p>736</text:p>
          </table:table-cell>
          <table:table-cell office:value-type="float" office:value="0.1393634" calcext:value-type="float">
            <text:p>0.1393634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dgr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95392" calcext:value-type="float">
            <text:p>0.8195392</text:p>
          </table:table-cell>
          <table:table-cell office:value-type="float" office:value="1105" calcext:value-type="float">
            <text:p>1105</text:p>
          </table:table-cell>
          <table:table-cell office:value-type="float" office:value="0.1295094" calcext:value-type="float">
            <text:p>0.1295094</text:p>
          </table:table-cell>
          <table:table-cell table:number-columns-repeated="2"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78007" calcext:value-type="float">
            <text:p>0.7878007</text:p>
          </table:table-cell>
          <table:table-cell office:value-type="float" office:value="736" calcext:value-type="float">
            <text:p>736</text:p>
          </table:table-cell>
          <table:table-cell office:value-type="float" office:value="0.1397923" calcext:value-type="float">
            <text:p>0.139792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44646" calcext:value-type="float">
            <text:p>0.8244646</text:p>
          </table:table-cell>
          <table:table-cell office:value-type="float" office:value="996" calcext:value-type="float">
            <text:p>996</text:p>
          </table:table-cell>
          <table:table-cell office:value-type="float" office:value="0.127174" calcext:value-type="float">
            <text:p>0.12717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54829" calcext:value-type="float">
            <text:p>0.8154829</text:p>
          </table:table-cell>
          <table:table-cell office:value-type="float" office:value="1055" calcext:value-type="float">
            <text:p>1055</text:p>
          </table:table-cell>
          <table:table-cell office:value-type="float" office:value="0.1305616" calcext:value-type="float">
            <text:p>0.1305616</text:p>
          </table:table-cell>
          <table:table-cell table:number-columns-repeated="2"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85167" calcext:value-type="float">
            <text:p>0.7885167</text:p>
          </table:table-cell>
          <table:table-cell office:value-type="float" office:value="733" calcext:value-type="float">
            <text:p>733</text:p>
          </table:table-cell>
          <table:table-cell office:value-type="float" office:value="0.1395811" calcext:value-type="float">
            <text:p>0.139581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62822" calcext:value-type="float">
            <text:p>0.8262822</text:p>
          </table:table-cell>
          <table:table-cell office:value-type="float" office:value="957" calcext:value-type="float">
            <text:p>957</text:p>
          </table:table-cell>
          <table:table-cell office:value-type="float" office:value="0.1263727" calcext:value-type="float">
            <text:p>0.12637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92115" calcext:value-type="float">
            <text:p>0.8192115</text:p>
          </table:table-cell>
          <table:table-cell office:value-type="float" office:value="990" calcext:value-type="float">
            <text:p>990</text:p>
          </table:table-cell>
          <table:table-cell office:value-type="float" office:value="0.1288697" calcext:value-type="float">
            <text:p>0.12886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31501" calcext:value-type="float">
            <text:p>0.8131501</text:p>
          </table:table-cell>
          <table:table-cell office:value-type="float" office:value="1012" calcext:value-type="float">
            <text:p>1012</text:p>
          </table:table-cell>
          <table:table-cell office:value-type="float" office:value="0.1297297" calcext:value-type="float">
            <text:p>0.1297297</text:p>
          </table:table-cell>
          <table:table-cell table:number-columns-repeated="2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87869" calcext:value-type="float">
            <text:p>0.7887869</text:p>
          </table:table-cell>
          <table:table-cell office:value-type="float" office:value="730" calcext:value-type="float">
            <text:p>730</text:p>
          </table:table-cell>
          <table:table-cell office:value-type="float" office:value="0.1396397" calcext:value-type="float">
            <text:p>0.1396397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7" calcext:value-type="float">
            <text:p>0.8277</text:p>
          </table:table-cell>
          <table:table-cell office:value-type="float" office:value="927" calcext:value-type="float">
            <text:p>927</text:p>
          </table:table-cell>
          <table:table-cell office:value-type="float" office:value="0.1254135" calcext:value-type="float">
            <text:p>0.12541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09574" calcext:value-type="float">
            <text:p>0.8209574</text:p>
          </table:table-cell>
          <table:table-cell office:value-type="float" office:value="950" calcext:value-type="float">
            <text:p>950</text:p>
          </table:table-cell>
          <table:table-cell office:value-type="float" office:value="0.1281104" calcext:value-type="float">
            <text:p>0.128110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64062" calcext:value-type="float">
            <text:p>0.8164062</text:p>
          </table:table-cell>
          <table:table-cell office:value-type="float" office:value="962" calcext:value-type="float">
            <text:p>962</text:p>
          </table:table-cell>
          <table:table-cell office:value-type="float" office:value="0.1281696" calcext:value-type="float">
            <text:p>0.12816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93596" calcext:value-type="float">
            <text:p>0.8093596</text:p>
          </table:table-cell>
          <table:table-cell office:value-type="float" office:value="993" calcext:value-type="float">
            <text:p>993</text:p>
          </table:table-cell>
          <table:table-cell office:value-type="float" office:value="0.1319507" calcext:value-type="float">
            <text:p>0.1319507</text:p>
          </table:table-cell>
          <table:table-cell table:number-columns-repeated="2" office:value-type="float" office:value="0.175" calcext:value-type="float">
            <text:p>0.1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84989" calcext:value-type="float">
            <text:p>0.7884989</text:p>
          </table:table-cell>
          <table:table-cell office:value-type="float" office:value="729" calcext:value-type="float">
            <text:p>729</text:p>
          </table:table-cell>
          <table:table-cell office:value-type="float" office:value="0.1398677" calcext:value-type="float">
            <text:p>0.1398677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284746" calcext:value-type="float">
            <text:p>0.8284746</text:p>
          </table:table-cell>
          <table:table-cell office:value-type="float" office:value="912" calcext:value-type="float">
            <text:p>912</text:p>
          </table:table-cell>
          <table:table-cell office:value-type="float" office:value="0.1249122" calcext:value-type="float">
            <text:p>0.12491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17324" calcext:value-type="float">
            <text:p>0.8217324</text:p>
          </table:table-cell>
          <table:table-cell office:value-type="float" office:value="927" calcext:value-type="float">
            <text:p>927</text:p>
          </table:table-cell>
          <table:table-cell office:value-type="float" office:value="0.1273387" calcext:value-type="float">
            <text:p>0.127338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7601" calcext:value-type="float">
            <text:p>0.817601</text:p>
          </table:table-cell>
          <table:table-cell office:value-type="float" office:value="937" calcext:value-type="float">
            <text:p>937</text:p>
          </table:table-cell>
          <table:table-cell office:value-type="float" office:value="0.1268878" calcext:value-type="float">
            <text:p>0.12688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0503" calcext:value-type="float">
            <text:p>0.8120503</text:p>
          </table:table-cell>
          <table:table-cell office:value-type="float" office:value="952" calcext:value-type="float">
            <text:p>952</text:p>
          </table:table-cell>
          <table:table-cell office:value-type="float" office:value="0.1302302" calcext:value-type="float">
            <text:p>0.130230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75366" calcext:value-type="float">
            <text:p>0.8075366</text:p>
          </table:table-cell>
          <table:table-cell office:value-type="float" office:value="975" calcext:value-type="float">
            <text:p>975</text:p>
          </table:table-cell>
          <table:table-cell office:value-type="float" office:value="0.1322143" calcext:value-type="float">
            <text:p>0.1322143</text:p>
          </table:table-cell>
          <table:table-cell table:number-columns-repeated="2" office:value-type="float" office:value="0.225" calcext:value-type="float">
            <text:p>0.2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84989" calcext:value-type="float">
            <text:p>0.7884989</text:p>
          </table:table-cell>
          <table:table-cell office:value-type="float" office:value="729" calcext:value-type="float">
            <text:p>729</text:p>
          </table:table-cell>
          <table:table-cell office:value-type="float" office:value="0.1398677" calcext:value-type="float">
            <text:p>0.1398677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87299" calcext:value-type="float">
            <text:p>0.8287299</text:p>
          </table:table-cell>
          <table:table-cell office:value-type="float" office:value="896" calcext:value-type="float">
            <text:p>896</text:p>
          </table:table-cell>
          <table:table-cell office:value-type="float" office:value="0.1241851" calcext:value-type="float">
            <text:p>0.1241851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233879" calcext:value-type="float">
            <text:p>0.8233879</text:p>
          </table:table-cell>
          <table:table-cell office:value-type="float" office:value="905" calcext:value-type="float">
            <text:p>905</text:p>
          </table:table-cell>
          <table:table-cell office:value-type="float" office:value="0.1260653" calcext:value-type="float">
            <text:p>0.12606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88552" calcext:value-type="float">
            <text:p>0.8188552</text:p>
          </table:table-cell>
          <table:table-cell office:value-type="float" office:value="916" calcext:value-type="float">
            <text:p>916</text:p>
          </table:table-cell>
          <table:table-cell office:value-type="float" office:value="0.1259812" calcext:value-type="float">
            <text:p>0.12598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136186" calcext:value-type="float">
            <text:p>0.8136186</text:p>
          </table:table-cell>
          <table:table-cell office:value-type="float" office:value="924" calcext:value-type="float">
            <text:p>924</text:p>
          </table:table-cell>
          <table:table-cell office:value-type="float" office:value="0.1289011" calcext:value-type="float">
            <text:p>0.1289011</text:p>
          </table:table-cell>
          <table:table-cell office:value-type="float" office:value="0.175" calcext:value-type="float">
            <text:p>0.175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092887" calcext:value-type="float">
            <text:p>0.8092887</text:p>
          </table:table-cell>
          <table:table-cell office:value-type="float" office:value="940" calcext:value-type="float">
            <text:p>940</text:p>
          </table:table-cell>
          <table:table-cell office:value-type="float" office:value="0.1306747" calcext:value-type="float">
            <text:p>0.130674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041417" calcext:value-type="float">
            <text:p>0.8041417</text:p>
          </table:table-cell>
          <table:table-cell office:value-type="float" office:value="952" calcext:value-type="float">
            <text:p>952</text:p>
          </table:table-cell>
          <table:table-cell office:value-type="float" office:value="0.1331203" calcext:value-type="float">
            <text:p>0.1331203</text:p>
          </table:table-cell>
          <table:table-cell table:number-columns-repeated="2"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9042" calcext:value-type="float">
            <text:p>0.789042</text:p>
          </table:table-cell>
          <table:table-cell office:value-type="float" office:value="730" calcext:value-type="float">
            <text:p>730</text:p>
          </table:table-cell>
          <table:table-cell office:value-type="float" office:value="0.1394472" calcext:value-type="float">
            <text:p>0.1394472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99036" calcext:value-type="float">
            <text:p>0.8299036</text:p>
          </table:table-cell>
          <table:table-cell office:value-type="float" office:value="880" calcext:value-type="float">
            <text:p>880</text:p>
          </table:table-cell>
          <table:table-cell office:value-type="float" office:value="0.1234212" calcext:value-type="float">
            <text:p>0.12342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38769" calcext:value-type="float">
            <text:p>0.8238769</text:p>
          </table:table-cell>
          <table:table-cell office:value-type="float" office:value="891" calcext:value-type="float">
            <text:p>891</text:p>
          </table:table-cell>
          <table:table-cell office:value-type="float" office:value="0.1259225" calcext:value-type="float">
            <text:p>0.12592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19836" calcext:value-type="float">
            <text:p>0.819836</text:p>
          </table:table-cell>
          <table:table-cell office:value-type="float" office:value="900" calcext:value-type="float">
            <text:p>900</text:p>
          </table:table-cell>
          <table:table-cell office:value-type="float" office:value="0.1251762" calcext:value-type="float">
            <text:p>0.125176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14298" calcext:value-type="float">
            <text:p>0.814298</text:p>
          </table:table-cell>
          <table:table-cell office:value-type="float" office:value="906" calcext:value-type="float">
            <text:p>906</text:p>
          </table:table-cell>
          <table:table-cell office:value-type="float" office:value="0.1284393" calcext:value-type="float">
            <text:p>0.1284393</text:p>
          </table:table-cell>
          <table:table-cell office:value-type="float" office:value="0.175" calcext:value-type="float">
            <text:p>0.175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108676" calcext:value-type="float">
            <text:p>0.8108676</text:p>
          </table:table-cell>
          <table:table-cell office:value-type="float" office:value="916" calcext:value-type="float">
            <text:p>916</text:p>
          </table:table-cell>
          <table:table-cell office:value-type="float" office:value="0.1299661" calcext:value-type="float">
            <text:p>0.129966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074785" calcext:value-type="float">
            <text:p>0.8074785</text:p>
          </table:table-cell>
          <table:table-cell office:value-type="float" office:value="919" calcext:value-type="float">
            <text:p>919</text:p>
          </table:table-cell>
          <table:table-cell office:value-type="float" office:value="0.1311106" calcext:value-type="float">
            <text:p>0.131110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3405" calcext:value-type="float">
            <text:p>0.803405</text:p>
          </table:table-cell>
          <table:table-cell office:value-type="float" office:value="930" calcext:value-type="float">
            <text:p>930</text:p>
          </table:table-cell>
          <table:table-cell office:value-type="float" office:value="0.1336245" calcext:value-type="float">
            <text:p>0.1336245</text:p>
          </table:table-cell>
          <table:table-cell table:number-columns-repeated="2" office:value-type="float" office:value="0.325" calcext:value-type="float">
            <text:p>0.325</text:p>
          </table:table-cell>
          <table:table-cell/>
        </table:table-row>
      </table:table>
      <table:table table:name="DGRP 724 gene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<text:s text:c="4"/>mea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utoff</text:p>
          </table:table-cell>
        </table:table-row>
        <table:table-row table:style-name="ro1">
          <table:table-cell office:value-type="string" calcext:value-type="string">
            <text:p>1 0</text:p>
          </table:table-cell>
          <table:table-cell office:value-type="float" office:value="0.771326" calcext:value-type="float">
            <text:p>0.771326</text:p>
          </table:table-cell>
          <table:table-cell office:value-type="float" office:value="443" calcext:value-type="float">
            <text:p>443</text:p>
          </table:table-cell>
          <table:table-cell office:value-type="float" office:value="0.1404245" calcext:value-type="float">
            <text:p>0.1404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0</text:p>
          </table:table-cell>
          <table:table-cell office:value-type="float" office:value="0.8134387" calcext:value-type="float">
            <text:p>0.8134387</text:p>
          </table:table-cell>
          <table:table-cell office:value-type="float" office:value="573" calcext:value-type="float">
            <text:p>573</text:p>
          </table:table-cell>
          <table:table-cell office:value-type="float" office:value="0.1308444" calcext:value-type="float">
            <text:p>0.130844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3 0</text:p>
          </table:table-cell>
          <table:table-cell office:value-type="float" office:value="0.8120672" calcext:value-type="float">
            <text:p>0.8120672</text:p>
          </table:table-cell>
          <table:table-cell office:value-type="float" office:value="563" calcext:value-type="float">
            <text:p>563</text:p>
          </table:table-cell>
          <table:table-cell office:value-type="float" office:value="0.1300016" calcext:value-type="float">
            <text:p>0.130001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4 0</text:p>
          </table:table-cell>
          <table:table-cell office:value-type="float" office:value="0.8088364" calcext:value-type="float">
            <text:p>0.8088364</text:p>
          </table:table-cell>
          <table:table-cell office:value-type="float" office:value="566" calcext:value-type="float">
            <text:p>566</text:p>
          </table:table-cell>
          <table:table-cell office:value-type="float" office:value="0.1285555" calcext:value-type="float">
            <text:p>0.128555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5 0</text:p>
          </table:table-cell>
          <table:table-cell office:value-type="float" office:value="0.8046274" calcext:value-type="float">
            <text:p>0.8046274</text:p>
          </table:table-cell>
          <table:table-cell office:value-type="float" office:value="567" calcext:value-type="float">
            <text:p>567</text:p>
          </table:table-cell>
          <table:table-cell office:value-type="float" office:value="0.1305787" calcext:value-type="float">
            <text:p>0.130578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6 0</text:p>
          </table:table-cell>
          <table:table-cell office:value-type="float" office:value="0.8013465" calcext:value-type="float">
            <text:p>0.8013465</text:p>
          </table:table-cell>
          <table:table-cell office:value-type="float" office:value="568" calcext:value-type="float">
            <text:p>568</text:p>
          </table:table-cell>
          <table:table-cell office:value-type="float" office:value="0.1327906" calcext:value-type="float">
            <text:p>0.1327906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7 0</text:p>
          </table:table-cell>
          <table:table-cell office:value-type="float" office:value="0.8000576" calcext:value-type="float">
            <text:p>0.8000576</text:p>
          </table:table-cell>
          <table:table-cell office:value-type="float" office:value="564" calcext:value-type="float">
            <text:p>564</text:p>
          </table:table-cell>
          <table:table-cell office:value-type="float" office:value="0.1317647" calcext:value-type="float">
            <text:p>0.1317647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8 0</text:p>
          </table:table-cell>
          <table:table-cell office:value-type="float" office:value="0.797135" calcext:value-type="float">
            <text:p>0.797135</text:p>
          </table:table-cell>
          <table:table-cell office:value-type="float" office:value="560" calcext:value-type="float">
            <text:p>560</text:p>
          </table:table-cell>
          <table:table-cell office:value-type="float" office:value="0.1340958" calcext:value-type="float">
            <text:p>0.1340958</text:p>
          </table:table-cell>
          <table:table-cell office:value-type="float" office:value="0.325" calcext:value-type="float">
            <text:p>0.325</text:p>
          </table:table-cell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e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sym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kt</text:p>
          </table:table-cell>
          <table:table-cell office:value-type="string" calcext:value-type="string">
            <text:p>fw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s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Coronado</meta:initial-creator>
    <meta:creation-date>2017-12-05T16:51:21.874204756</meta:creation-date>
    <dc:date>2017-12-06T09:40:36.541048478</dc:date>
    <dc:creator>Marta Coronado</dc:creator>
    <meta:editing-duration>PT14H27M14S</meta:editing-duration>
    <meta:editing-cycles>2</meta:editing-cycles>
    <meta:generator>LibreOffice/5.4.3.2$Linux_X86_64 LibreOffice_project/40m0$Build-2</meta:generator>
    <meta:document-statistic meta:table-count="5" meta:cell-count="555" meta:object-count="0"/>
  </office:meta>
</office:document-meta>
</file>